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9DDCECEA12F897777C.png" manifest:media-type="image/png"/>
  <manifest:file-entry manifest:full-path="Pictures/1000020100000744000003CE28C81B3E7F135462.png" manifest:media-type="image/png"/>
  <manifest:file-entry manifest:full-path="Pictures/10000201000002230000019D3D12D623EA1067C3.png" manifest:media-type="image/png"/>
  <manifest:file-entry manifest:full-path="Pictures/1000020100000744000003CEDE62DCAD27ECD9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88cm, 4.369cm, 1.476cm, 4.39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15cm, 4.623cm, 1.476cm, 4.39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6.855cm" svg:height="25.051cm" svg:x="16.621cm" svg:y="2.746cm">
          <draw:image xlink:href="Pictures/1000020100000744000003CEDE62DCAD27ECD9EF.png" xlink:type="simple" xlink:show="embed" xlink:actuate="onLoad" loext:mime-type="image/png">
            <text:p/>
          </draw:image>
        </draw:frame>
        <draw:frame draw:style-name="gr2" draw:text-style-name="P2" draw:layer="layout" svg:width="16.821cm" svg:height="12.7cm" svg:x="0.054cm" svg:y="7.858cm">
          <draw:image xlink:href="Pictures/10000201000002230000019D3D12D623EA1067C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2" draw:layer="layout" svg:width="46.301cm" svg:height="24.765cm" svg:x="17.199cm" svg:y="2.778cm">
          <draw:image xlink:href="Pictures/1000020100000744000003CE28C81B3E7F135462.png" xlink:type="simple" xlink:show="embed" xlink:actuate="onLoad" loext:mime-type="image/png">
            <text:p/>
          </draw:image>
        </draw:frame>
        <draw:frame draw:style-name="gr2" draw:text-style-name="P2" draw:layer="layout" svg:width="17.592cm" svg:height="13.283cm" svg:x="-0.082cm" svg:y="6.894cm">
          <draw:image xlink:href="Pictures/10000201000002230000019DDCECEA12F897777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35:06.060746816</meta:creation-date>
    <dc:date>2022-05-09T15:53:27.661704884</dc:date>
    <meta:editing-duration>PT29S</meta:editing-duration>
    <meta:editing-cycles>3</meta:editing-cycles>
    <meta:generator>LibreOffice/6.4.7.2$Linux_X86_64 LibreOffice_project/40$Build-2</meta:generator>
    <meta:document-statistic meta:object-count="4"/>
  </office:meta>
</office:document-meta>
</file>